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0fe7e" officeooo:paragraph-rsid="0000fe7e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0fe7e" officeooo:paragraph-rsid="0000fe7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0fe7e" officeooo:paragraph-rsid="0000fe7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2f28f" officeooo:paragraph-rsid="0002f28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2f28f" officeooo:paragraph-rsid="0002f28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0fe7e" officeooo:paragraph-rsid="0000fe7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2f28f" officeooo:paragraph-rsid="0002f28f" style:font-size-asian="16pt" style:font-weight-asian="normal" style:font-size-complex="16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officeooo:rsid="0002f28f"/>
    </style:style>
    <style:style style:name="T3" style:family="text">
      <style:text-properties fo:font-weight="normal" officeooo:rsid="0004842b" style:font-weight-asian="normal" style:font-weight-complex="normal"/>
    </style:style>
    <style:style style:name="T4" style:family="text">
      <style:text-properties fo:font-weight="normal" officeooo:rsid="0002f28f" style:font-weight-asian="normal" style:font-weight-complex="normal"/>
    </style:style>
    <style:style style:name="T5" style:family="text">
      <style:text-properties fo:font-weight="normal" officeooo:rsid="0005aaad" style:font-weight-asian="normal" style:font-weight-complex="normal"/>
    </style:style>
    <style:style style:name="T6" style:family="text">
      <style:text-properties officeooo:rsid="0005a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QL Assignment - 2</text:span> </text:p>
      <text:p text:style-name="P2"/>
      <text:p text:style-name="P1"/>
      <text:p text:style-name="P1"/>
      <text:p text:style-name="P3">Q 1) Which field of the customers table is the primary key ?</text:p>
      <text:p text:style-name="P3">Ans - <text:span text:style-name="T5">Cnum</text:span></text:p>
      <text:p text:style-name="P3"/>
      <text:p text:style-name="P3"/>
      <text:p text:style-name="P3">Q 2) What is the 4th column of the Customers tabel ?</text:p>
      <text:p text:style-name="P3">Ans - <text:s/><text:span text:style-name="T4">Rating</text:span></text:p>
      <text:p text:style-name="P3"/>
      <text:p text:style-name="P3"/>
      <text:p text:style-name="P4">Q 3) What is another word for row? For column?</text:p>
      <text:p text:style-name="P4">Ans – <text:span text:style-name="T5">Another words for row are File or Tuple.</text:span></text:p>
      <text:p text:style-name="P7"><text:tab/><text:span text:style-name="T6">For column another words are Field or Attributes.</text:span></text:p>
      <text:p text:style-name="P7"/>
      <text:p text:style-name="P4"/>
      <text:p text:style-name="P4">Q 4) Why isn’t it possible to see the first five rows of a table ?</text:p>
      <text:p text:style-name="P4">Ans - <text:s/><text:span text:style-name="T3">Rows inside table are not stored sequentially, rows inside table are scattered/fragmented all over Database server Hard Disk on different address. If you change/update row length ,then the row address may change.This is why, it is not possible to see the first five rows of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45:20.437613166</meta:creation-date>
    <dc:date>2023-09-09T17:21:54.468414679</dc:date>
    <meta:editing-duration>PT35M56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127" meta:character-count="655" meta:non-whitespace-character-count="529"/>
  </office:meta>
</office:document-meta>
</file>